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e86a" officeooo:paragraph-rsid="000de86a"/>
    </style:style>
    <style:style style:name="P2" style:family="paragraph" style:parent-style-name="Standard">
      <style:text-properties style:font-name="Abyssinica SIL" fo:font-size="15pt" officeooo:rsid="000df2b8" officeooo:paragraph-rsid="000df2b8" style:font-size-asian="15pt" style:font-size-complex="15pt"/>
    </style:style>
    <style:style style:name="P3" style:family="paragraph" style:parent-style-name="Standard">
      <style:text-properties officeooo:rsid="000f2dc1" officeooo:paragraph-rsid="000f2dc1"/>
    </style:style>
    <style:style style:name="P4" style:family="paragraph" style:parent-style-name="Standard">
      <style:paragraph-properties fo:text-align="center" style:justify-single-word="false"/>
      <style:text-properties fo:font-size="18pt" officeooo:rsid="000fbea4" officeooo:paragraph-rsid="000fbea4" style:font-size-asian="18pt" style:font-size-complex="18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fo:color="#7f0055" style:font-name="Monospace" fo:font-size="10pt" fo:font-weight="bold" style:font-size-asian="10pt" style:font-weight-asian="bold"/>
    </style:style>
    <style:style style:name="T2" style:family="text">
      <style:text-properties fo:color="#000000" style:font-name="Monospace" fo:font-size="10pt" style:font-size-asian="10pt"/>
    </style:style>
    <style:style style:name="T3" style:family="text">
      <style:text-properties fo:color="#000000" style:font-name="Monospace" fo:font-size="10pt" fo:font-weight="bold" style:font-size-asian="10pt" style:font-weight-asian="bold"/>
    </style:style>
    <style:style style:name="T4" style:family="text">
      <style:text-properties fo:color="#2a00ff" style:font-name="Monospace" fo:font-size="10pt" style:font-size-asian="10pt"/>
    </style:style>
    <style:style style:name="T5" style:family="text">
      <style:text-properties fo:color="#3f7f5f" style:font-name="Monospace" fo:font-size="10pt" style:font-size-asian="10pt"/>
    </style:style>
    <style:style style:name="T6" style:family="text">
      <style:text-properties fo:color="#3f7f5f" style:font-name="Monospace" fo:font-size="10pt" style:text-underline-style="solid" style:text-underline-width="auto" style:text-underline-color="font-color" style:font-size-asian="10pt"/>
    </style:style>
    <style:style style:name="T7" style:family="text">
      <style:text-properties fo:color="#005032" style:font-name="Monospace" fo:font-size="10pt" style:font-size-asian="10pt"/>
    </style:style>
    <style:style style:name="T8" style:family="text">
      <style:text-properties officeooo:rsid="000fbe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ESE3025</text:p>
      <text:p text:style-name="P4"/>
      <text:p text:style-name="P4">SUBMITTED BY </text:p>
      <text:p text:style-name="P4">Fanse Krutika </text:p>
      <text:p text:style-name="P4">C074907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MUTEX:</text:p>
      <text:p text:style-name="P3">there is only one administrator associated with a mutex,who can release it.Mutex could be refrred as binary semaphore. One of the benefits of Mutex is that it can be called as simple locks prior entering any critical section and releasing it. Only one task is in critical condition at a time, <text:span text:style-name="T8">hence there would be no contect switching which is one of the demerits of Mutex. It allows only one thread in the critical section at a time.</text:span></text:p>
      <text:p text:style-name="P1"/>
      <text:p text:style-name="P1"/>
      <text:p text:style-name="P1"/>
      <text:p text:style-name="P1"/>
      <text:p text:style-name="P1"/>
      <text:p text:style-name="P1"/>
      <text:p text:style-name="P1"/>
      <text:p text:style-name="P1"/>
      <text:p text:style-name="P1"/>
      <text:p text:style-name="P1"/>
      <text:p text:style-name="P1"/>
      <text:p text:style-name="P2">Video Link:</text:p>
      <text:p text:style-name="P1"/>
      <text:p text:style-name="P1">https://github.com/krutikafanse/3025/blob/master/WhatsApp%20Video%202020-04-28%20at%2012.26.35%20AM.mp4</text:p>
      <text:p text:style-name="Standard"/>
      <text:p text:style-name="Standard"/>
      <text:p text:style-name="Standard"/>
      <text:p text:style-name="Standard"/>
      <text:p text:style-name="Standard"/>
      <text:p text:style-name="Standard"/>
      <text:p text:style-name="Standard"/>
      <text:p text:style-name="P1">CODE:</text:p>
      <text:p text:style-name="Standard"/>
      <text:p text:style-name="Standard"/>
      <text:p text:style-name="P5"><text:span text:style-name="T1">#include</text:span><text:span text:style-name="T2"> </text:span><text:span text:style-name="T4">"board.h"</text:span></text:p>
      <text:p text:style-name="P5"><text:span text:style-name="T1">#include</text:span><text:span text:style-name="T2"> </text:span><text:span text:style-name="T4">"FreeRTOS.h"</text:span></text:p>
      <text:p text:style-name="P5"><text:span text:style-name="T1">#include</text:span><text:span text:style-name="T2"> </text:span><text:span text:style-name="T4">"task.h"</text:span></text:p>
      <text:p text:style-name="P5"><text:span text:style-name="T1">#include</text:span><text:span text:style-name="T2"> </text:span><text:span text:style-name="T4">"semphr.h"</text:span></text:p>
      <text:p text:style-name="P5"><text:span text:style-name="T1">#define</text:span><text:span text:style-name="T2"> delay <text:s text:c="7"/>vTaskDelay</text:span></text:p>
      <text:p text:style-name="P5"><text:span text:style-name="T1">#define</text:span><text:span text:style-name="T2"> time <text:s text:c="8"/>configTICK_RATE_HZ <text:s text:c="5"/></text:span><text:span text:style-name="T5">//time in </text:span><text:span text:style-name="T6">ms</text:span><text:span text:style-name="T5"> i.e 1000ms</text:span></text:p>
      <text:p text:style-name="P6"/>
      <text:p text:style-name="P5"><text:span text:style-name="T5">/* Sets up system hardware */</text:span></text:p>
      <text:p text:style-name="P5"><text:span text:style-name="T1">static</text:span><text:span text:style-name="T2"> </text:span><text:span text:style-name="T1">void</text:span><text:span text:style-name="T2"> </text:span><text:span text:style-name="T3">prvSetupHardware</text:span><text:span text:style-name="T2">(</text:span><text:span text:style-name="T1">void</text:span><text:span text:style-name="T2">)</text:span></text:p>
      <text:p text:style-name="P5"><text:span text:style-name="T2">{</text:span></text:p>
      <text:p text:style-name="P5"><text:span text:style-name="T2">SystemCoreClockUpdate();</text:span></text:p>
      <text:p text:style-name="P5"><text:span text:style-name="T2">Board_Init();</text:span></text:p>
      <text:p text:style-name="P6"/>
      <text:p text:style-name="P5"><text:span text:style-name="T5">/* Initial LED0 state is off */</text:span></text:p>
      <text:p text:style-name="P5"><text:span text:style-name="T2">Board_LED_Set(0, 0);</text:span></text:p>
      <text:p text:style-name="P5"><text:span text:style-name="T2">Board_LED_Set(1, 0);</text:span></text:p>
      <text:p text:style-name="P5"><text:span text:style-name="T2">Board_LED_Set(2, 0);</text:span></text:p>
      <text:p text:style-name="P6"><text:soft-page-break/></text:p>
      <text:p text:style-name="P5"><text:span text:style-name="T2">}</text:span></text:p>
      <text:p text:style-name="P5"><text:span text:style-name="T7">xSemaphoreHandle_t</text:span><text:span text:style-name="T2"> xMutex= NULL; <text:s text:c="3"/></text:span><text:span text:style-name="T5">// as declared in typedef xQueueHandle <text:s/>xSemphoreHandle_t</text:span></text:p>
      <text:p text:style-name="P5"><text:span text:style-name="T5">/* LED1 toggle thread */</text:span></text:p>
      <text:p text:style-name="P5"><text:span text:style-name="T1">static</text:span><text:span text:style-name="T2"> </text:span><text:span text:style-name="T1">void</text:span><text:span text:style-name="T2"> </text:span><text:span text:style-name="T3">vLEDTask1</text:span><text:span text:style-name="T2">(</text:span><text:span text:style-name="T1">void</text:span><text:span text:style-name="T2"> *pvParameters)</text:span></text:p>
      <text:p text:style-name="P5"><text:span text:style-name="T2">{</text:span></text:p>
      <text:p text:style-name="P5"><text:span text:style-name="T1">while</text:span><text:span text:style-name="T2"> (1)</text:span></text:p>
      <text:p text:style-name="P5"><text:span text:style-name="T2">{</text:span></text:p>
      <text:p text:style-name="P5"><text:span text:style-name="T2">xSemaphoreTake(xMutex,portMAX_DELAY);</text:span></text:p>
      <text:p text:style-name="P5"><text:span text:style-name="T2">taskENTER_CRITICAL();</text:span></text:p>
      <text:p text:style-name="P5"><text:span text:style-name="T2">Board_LED_Set(0, 0);</text:span></text:p>
      <text:p text:style-name="P5"><text:span text:style-name="T2">delay(time);</text:span></text:p>
      <text:p text:style-name="P5"><text:span text:style-name="T2">Board_LED_Set(0, 1);</text:span></text:p>
      <text:p text:style-name="P6"/>
      <text:p text:style-name="P5"><text:span text:style-name="T5">/* About a 3Hz on/off toggle rate */</text:span></text:p>
      <text:p text:style-name="P5"><text:span text:style-name="T2">taskEXIT_CRITICAL();</text:span></text:p>
      <text:p text:style-name="P5"><text:span text:style-name="T2">xSemaphoreGive(xMutex);</text:span></text:p>
      <text:p text:style-name="P5"><text:span text:style-name="T2">delay(3 * time + time /2);</text:span></text:p>
      <text:p text:style-name="P5"><text:span text:style-name="T2">}</text:span></text:p>
      <text:p text:style-name="P5"><text:span text:style-name="T2">}</text:span></text:p>
      <text:p text:style-name="P6"/>
      <text:p text:style-name="P5"><text:span text:style-name="T5">/* LED2 toggle thread */</text:span></text:p>
      <text:p text:style-name="P5"><text:span text:style-name="T1">static</text:span><text:span text:style-name="T2"> </text:span><text:span text:style-name="T1">void</text:span><text:span text:style-name="T2"> </text:span><text:span text:style-name="T3">vLEDTask2</text:span><text:span text:style-name="T2">(</text:span><text:span text:style-name="T1">void</text:span><text:span text:style-name="T2"> *pvParameters)</text:span></text:p>
      <text:p text:style-name="P5"><text:span text:style-name="T2">{</text:span></text:p>
      <text:p text:style-name="P5"><text:span text:style-name="T2">delay(time + time / 2);</text:span></text:p>
      <text:p text:style-name="P6"/>
      <text:p text:style-name="P5"><text:span text:style-name="T1">while</text:span><text:span text:style-name="T2"> (1)</text:span></text:p>
      <text:p text:style-name="P5"><text:span text:style-name="T2">{</text:span></text:p>
      <text:p text:style-name="P5"><text:span text:style-name="T2">xSemaphoreTake(xMutex,portMAX_DELAY);</text:span></text:p>
      <text:p text:style-name="P5"><text:span text:style-name="T2">Board_LED_Set(1, 0);</text:span></text:p>
      <text:p text:style-name="P5"><text:span text:style-name="T2">delay(time);</text:span></text:p>
      <text:p text:style-name="P5"><text:span text:style-name="T2">Board_LED_Set(1, 1);</text:span></text:p>
      <text:p text:style-name="P5"><text:span text:style-name="T2">xSemaphoreGive(xMutex);</text:span></text:p>
      <text:p text:style-name="P5"><text:span text:style-name="T5">/* About a 7Hz on/off toggle rate*/</text:span></text:p>
      <text:p text:style-name="P5"><text:span text:style-name="T2">delay(3 * time + time / 2);</text:span></text:p>
      <text:p text:style-name="P5"><text:span text:style-name="T2">}</text:span></text:p>
      <text:p text:style-name="P5"><text:span text:style-name="T2">}</text:span></text:p>
      <text:p text:style-name="P5"><text:span text:style-name="T1">static</text:span><text:span text:style-name="T2"> </text:span><text:span text:style-name="T1">void</text:span><text:span text:style-name="T2"> </text:span><text:span text:style-name="T3">vLEDTask3</text:span><text:span text:style-name="T2">(</text:span><text:span text:style-name="T1">void</text:span><text:span text:style-name="T2"> *pvParameters)</text:span></text:p>
      <text:p text:style-name="P5"><text:span text:style-name="T2">{</text:span></text:p>
      <text:p text:style-name="P5"><text:span text:style-name="T2">delay(3 * time);</text:span></text:p>
      <text:p text:style-name="P5"><text:span text:style-name="T1">while</text:span><text:span text:style-name="T2"> (1)</text:span></text:p>
      <text:p text:style-name="P5"><text:span text:style-name="T2">{</text:span></text:p>
      <text:p text:style-name="P5"><text:span text:style-name="T2">xSemaphoreTake(xMutex,portMAX_DELAY);</text:span></text:p>
      <text:p text:style-name="P5"><text:span text:style-name="T2">Board_LED_Set(2, 0);</text:span></text:p>
      <text:p text:style-name="P5"><text:span text:style-name="T2">delay(time);</text:span></text:p>
      <text:p text:style-name="P5"><text:span text:style-name="T2">Board_LED_Set(2, 1);</text:span></text:p>
      <text:p text:style-name="P5"><text:span text:style-name="T2">xSemaphoreGive(xMutex);</text:span></text:p>
      <text:p text:style-name="P5"><text:span text:style-name="T5">/* About a 7Hz on/off toggle rate*/</text:span></text:p>
      <text:p text:style-name="P5"><text:span text:style-name="T2">delay(3 * time + time / 2);</text:span></text:p>
      <text:p text:style-name="P5"><text:span text:style-name="T2">}</text:span></text:p>
      <text:p text:style-name="P5"><text:span text:style-name="T2">}</text:span></text:p>
      <text:p text:style-name="P6"/>
      <text:p text:style-name="P5"><text:span text:style-name="T5"/></text:p>
      <text:p text:style-name="P5"><text:span text:style-name="T1">int</text:span><text:span text:style-name="T2"> </text:span><text:span text:style-name="T3">main</text:span><text:span text:style-name="T2">(</text:span><text:span text:style-name="T1">void</text:span><text:span text:style-name="T2">)</text:span></text:p>
      <text:p text:style-name="P5"><text:span text:style-name="T2">{</text:span></text:p>
      <text:p text:style-name="P5"><text:span text:style-name="T2">prvSetupHardware();</text:span></text:p>
      <text:p text:style-name="P5"><text:span text:style-name="T2">xMutex = xSemaphoreCreateMutex();</text:span></text:p>
      <text:p text:style-name="P5"><text:soft-page-break/><text:span text:style-name="T5">/* LED1 toggle thread */</text:span></text:p>
      <text:p text:style-name="P5"><text:span text:style-name="T2">xTaskCreate(vLEDTask1, (</text:span><text:span text:style-name="T1">signed</text:span><text:span text:style-name="T2"> </text:span><text:span text:style-name="T1">char</text:span><text:span text:style-name="T2">* ) </text:span><text:span text:style-name="T4">"vTaskLed1"</text:span><text:span text:style-name="T2">,</text:span></text:p>
      <text:p text:style-name="P5"><text:span text:style-name="T2">configMINIMAL_STACK_SIZE, NULL, (tskIDLE_PRIORITY + 3UL),</text:span></text:p>
      <text:p text:style-name="P5"><text:span text:style-name="T2">(</text:span><text:span text:style-name="T7">xTaskHandle</text:span><text:span text:style-name="T2"> *) NULL);</text:span></text:p>
      <text:p text:style-name="P6"/>
      <text:p text:style-name="P5"><text:span text:style-name="T5">/* LED2 toggle thread */</text:span></text:p>
      <text:p text:style-name="P5"><text:span text:style-name="T2">xTaskCreate(vLEDTask2, (</text:span><text:span text:style-name="T1">signed</text:span><text:span text:style-name="T2"> </text:span><text:span text:style-name="T1">char</text:span><text:span text:style-name="T2">* ) </text:span><text:span text:style-name="T4">"vTaskLed2"</text:span><text:span text:style-name="T2">,</text:span></text:p>
      <text:p text:style-name="P5"><text:span text:style-name="T2">configMINIMAL_STACK_SIZE, NULL, (tskIDLE_PRIORITY + 2UL),</text:span></text:p>
      <text:p text:style-name="P5"><text:span text:style-name="T2">(</text:span><text:span text:style-name="T7">xTaskHandle</text:span><text:span text:style-name="T2"> *) NULL);</text:span></text:p>
      <text:p text:style-name="P6"/>
      <text:p text:style-name="P5"><text:span text:style-name="T2">xTaskCreate(vLEDTask3, (</text:span><text:span text:style-name="T1">signed</text:span><text:span text:style-name="T2"> </text:span><text:span text:style-name="T1">char</text:span><text:span text:style-name="T2">* ) </text:span><text:span text:style-name="T4">"vTaskLed3"</text:span><text:span text:style-name="T2">,</text:span></text:p>
      <text:p text:style-name="P5"><text:span text:style-name="T2">configMINIMAL_STACK_SIZE, NULL, (tskIDLE_PRIORITY + 1UL),</text:span></text:p>
      <text:p text:style-name="P5"><text:span text:style-name="T2">(</text:span><text:span text:style-name="T7">xTaskHandle</text:span><text:span text:style-name="T2"> *) NULL);</text:span></text:p>
      <text:p text:style-name="P6"/>
      <text:p text:style-name="P5"><text:span text:style-name="T5">/* Start the scheduler */</text:span></text:p>
      <text:p text:style-name="P5"><text:span text:style-name="T2">vTaskStartScheduler();</text:span></text:p>
      <text:p text:style-name="P5"><text:span text:style-name="T5">/* Should never arrive here */</text:span></text:p>
      <text:p text:style-name="P5"><text:span text:style-name="T1">return</text:span><text:span text:style-name="T2"> 1;</text:span></text:p>
      <text:p text:style-name="P5"><text:span text:style-name="T2">}</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21:04:36.496272897</meta:creation-date>
    <dc:date>2020-04-29T22:17:51.585708605</dc:date>
    <meta:editing-duration>PT2M14S</meta:editing-duration>
    <meta:editing-cycles>1</meta:editing-cycles>
    <meta:document-statistic meta:table-count="0" meta:image-count="0" meta:object-count="0" meta:page-count="4" meta:paragraph-count="91" meta:word-count="328" meta:character-count="2465" meta:non-whitespace-character-count="2202"/>
    <meta:generator>LibreOffice/6.0.7.3$Linux_X86_64 LibreOffice_project/00m0$Build-3</meta:generator>
  </office:meta>
</office:document-meta>
</file>